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6cm" fo:min-width="0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002cm" svg:height="9.006cm" svg:x="0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696cm" svg:height="0.963cm" svg:x="2.749cm" svg:y="8.382cm">
          <draw:text-box>
            <text:p text:style-name="P1"><text:span text:style-name="T1">MONCH</text:span></text:p>
            <text:p text:style-name="P1"><text:span text:style-name="T1">(1 day)</text:span></text:p>
          </draw:text-box>
        </draw:frame>
        <draw:frame draw:style-name="gr3" draw:text-style-name="P3" draw:layer="layout" svg:width="2.032cm" svg:height="0.963cm" svg:x="7.747cm" svg:y="8.382cm">
          <draw:text-box>
            <text:p text:style-name="P1"><text:span text:style-name="T2">PILATUS</text:span></text:p>
            <text:p text:style-name="P1"><text:span text:style-name="T2">(1 day)</text:span></text:p>
          </draw:text-box>
        </draw:frame>
        <draw:frame draw:style-name="gr4" draw:text-style-name="P4" draw:layer="layout" svg:width="1.802cm" svg:height="0.963cm" svg:x="11.811cm" svg:y="8.382cm">
          <draw:text-box>
            <text:p><text:span text:style-name="T2">PILATUS</text:span></text:p>
            <text:p><text:span text:style-name="T2">(2 days)</text:span></text:p>
          </draw:text-box>
        </draw:frame>
        <draw:custom-shape draw:style-name="gr5" draw:text-style-name="P1" draw:layer="layout" svg:width="3.175cm" svg:height="5.842cm" svg:x="2.032cm" svg:y="3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5.842cm" svg:x="5.334cm" svg:y="3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8.382cm" svg:x="11.938cm" svg:y="1.14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layer="layout" svg:width="16.002cm" svg:height="9.006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1" draw:layer="layout" svg:width="16.002cm" svg:height="9.006cm" svg:x="0cm" svg:y="0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1" draw:layer="layout" svg:width="16.002cm" svg:height="9.006cm" svg:x="0cm" svg:y="0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5" draw:style-name="dp1" draw:master-page-name="Default">
        <draw:frame draw:style-name="gr1" draw:layer="layout" svg:width="16.002cm" svg:height="9.006cm" svg:x="0cm" svg:y="0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6" draw:style-name="dp1" draw:master-page-name="Default">
        <draw:frame draw:style-name="gr1" draw:layer="layout" svg:width="16.002cm" svg:height="9.006cm" svg:x="0.051cm" svg:y="0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6.002cm" svg:height="9.006cm" svg:x="0.051cm" svg:y="0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ph Charles</meta:initial-creator>
    <meta:creation-date>2014-04-09T12:41:07</meta:creation-date>
    <dc:date>2014-05-30T13:08:47</dc:date>
    <dc:creator>Joseph Charles</dc:creator>
    <meta:editing-duration>PT4H13M28S</meta:editing-duration>
    <meta:editing-cycles>20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4" chart:interval-major="1" chart:interval-minor-divisor="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-dash="Fine_20_Dashe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svg:x="2.717cm" svg:y="0.68cm" style:legend-expansion="custom" chartooo:width="10.568cm" chartooo:height="0.598cm" style:legend-expansion-aspect-ratio="17.6722408026756" chart:style-name="ch2"/>
        <chart:plot-area chart:style-name="ch3" chart:data-source-has-labels="both" svg:x="1.325cm" svg:y="0.804cm" svg:width="13.188cm" svg:height="7.55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local-table.$B$2:.$B$11" chart:label-cell-address="local-table.$B$1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local-table.$C$2:.$C$11" chart:label-cell-address="local-table.$C$1" chart:class="chart:bar">
            <chart:mean-value chart:style-name="ch14"/>
            <chart:data-point chart:style-name="ch12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91">
                <text:p>23.091</text:p>
              </table:table-cell>
              <table:table-cell office:value-type="float" office:value="6221.699">
                <text:p>6221.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31">
                <text:p>22.531</text:p>
              </table:table-cell>
              <table:table-cell office:value-type="float" office:value="6072.038">
                <text:p>6072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671">
                <text:p>22.671</text:p>
              </table:table-cell>
              <table:table-cell office:value-type="float" office:value="6110.105">
                <text:p>6110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67">
                <text:p>22.367</text:p>
              </table:table-cell>
              <table:table-cell office:value-type="float" office:value="6039.94">
                <text:p>6039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42">
                <text:p>22.42</text:p>
              </table:table-cell>
              <table:table-cell office:value-type="float" office:value="6055.353">
                <text:p>6055.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04">
                <text:p>22.604</text:p>
              </table:table-cell>
              <table:table-cell office:value-type="float" office:value="6087.362">
                <text:p>6087.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37">
                <text:p>22.937</text:p>
              </table:table-cell>
              <table:table-cell office:value-type="float" office:value="6166.214">
                <text:p>6166.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69">
                <text:p>22.769</text:p>
              </table:table-cell>
              <table:table-cell office:value-type="float" office:value="6115.483">
                <text:p>6115.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32">
                <text:p>22.832</text:p>
              </table:table-cell>
              <table:table-cell office:value-type="float" office:value="6134.517">
                <text:p>6134.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658">
                <text:p>22.658</text:p>
              </table:table-cell>
              <table:table-cell office:value-type="float" office:value="6092.279">
                <text:p>6092.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2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50" chart:interval-major="1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0" chart:maximum="3500" chart:interval-major="70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 chart:label-position="top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chart:legend-position="top" svg:x="6.215cm" svg:y="0.68cm" style:legend-expansion="wide" chart:style-name="ch2"/>
        <chart:plot-area chart:style-name="ch3" chart:data-source-has-labels="both" svg:x="1.325cm" svg:y="0.804cm" svg:width="13.188cm" svg:height="7.55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8"/>
          </chart:axis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local-table.$B$2:.$B$8" chart:label-cell-address="local-table.$B$1" chart:class="chart:bar">
            <chart:data-point chart:repeated="7"/>
          </chart:series>
          <chart:series chart:attached-axis="secondary-y" chart:style-name="ch11" chart:values-cell-range-address="local-table.$C$2:.$C$8" chart:label-cell-address="local-table.$C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7">
                <text:p>22.5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18">
                <text:p>22.18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2">
                <text:p>24.3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3">
                <text:p>24.0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96">
                <text:p>23.9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97">
                <text:p>47.97</text:p>
              </table:table-cell>
              <table:table-cell office:value-type="float" office:value="2665">
                <text:p>2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4" chart:interval-major="1" chart:interval-minor-divisor="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chart:legend-position="top" svg:x="2.717cm" svg:y="0.68cm" style:legend-expansion="wide" chart:style-name="ch2"/>
        <chart:plot-area chart:style-name="ch3" chart:data-source-has-labels="both" svg:x="1.325cm" svg:y="0.804cm" svg:width="13.188cm" svg:height="7.55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local-table.$B$2:.$B$11" chart:label-cell-address="local-table.$B$1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local-table.$C$2:.$C$11" chart:label-cell-address="local-table.$C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64">
                <text:p>22.564</text:p>
              </table:table-cell>
              <table:table-cell office:value-type="float" office:value="6181.8">
                <text:p>6181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174">
                <text:p>22.174</text:p>
              </table:table-cell>
              <table:table-cell office:value-type="float" office:value="6073.306">
                <text:p>6073.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256">
                <text:p>22.256</text:p>
              </table:table-cell>
              <table:table-cell office:value-type="float" office:value="6106.14">
                <text:p>6106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5">
                <text:p>22.05</text:p>
              </table:table-cell>
              <table:table-cell office:value-type="float" office:value="6062.541">
                <text:p>6062.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078">
                <text:p>22.078</text:p>
              </table:table-cell>
              <table:table-cell office:value-type="float" office:value="6053.044">
                <text:p>6053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72">
                <text:p>22.272</text:p>
              </table:table-cell>
              <table:table-cell office:value-type="float" office:value="6093.579">
                <text:p>6093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92">
                <text:p>22.292</text:p>
              </table:table-cell>
              <table:table-cell office:value-type="float" office:value="6094.498">
                <text:p>6094.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57">
                <text:p>22.357</text:p>
              </table:table-cell>
              <table:table-cell office:value-type="float" office:value="6106.625">
                <text:p>610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093">
                <text:p>22.093</text:p>
              </table:table-cell>
              <table:table-cell office:value-type="float" office:value="6039.103">
                <text:p>6039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04">
                <text:p>22.104</text:p>
              </table:table-cell>
              <table:table-cell office:value-type="float" office:value="6047.479">
                <text:p>6047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inor-inner="false" chart:tick-marks-minor-outer="true" chart:logarithmic="false" chart:minimum="3600" chart:maximum="3750" chart:interval-major="3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-dash="Fine_20_Dashe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svg:x="2.717cm" svg:y="0.68cm" style:legend-expansion="custom" chartooo:width="10.568cm" chartooo:height="0.598cm" style:legend-expansion-aspect-ratio="17.6722408026756" chart:style-name="ch2"/>
        <chart:plot-area chart:style-name="ch3" chart:data-source-has-labels="both" svg:x="0.954cm" svg:y="0.804cm" svg:width="13.559cm" svg:height="7.55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title svg:x="0cm" svg:y="5.647cm" chart:style-name="ch6">
              <text:p>Power (W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local-table.$B$2:.$B$11" chart:label-cell-address="local-table.$B$1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local-table.$C$2:.$C$11" chart:label-cell-address="local-table.$C$1" chart:class="chart:bar">
            <chart:mean-value chart:style-name="ch14"/>
            <chart:data-point chart:style-name="ch12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1.3">
                <text:p>3711.3</text:p>
              </table:table-cell>
              <table:table-cell office:value-type="float" office:value="6221.7">
                <text:p>6221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10.7">
                <text:p>3710.7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0.4">
                <text:p>3710.4</text:p>
              </table:table-cell>
              <table:table-cell office:value-type="float" office:value="6110.1">
                <text:p>611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03.2">
                <text:p>3703.2</text:p>
              </table:table-cell>
              <table:table-cell office:value-type="float" office:value="6039.9">
                <text:p>603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2.6">
                <text:p>3702.6</text:p>
              </table:table-cell>
              <table:table-cell office:value-type="float" office:value="6055.4">
                <text:p>605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3.3">
                <text:p>3713.3</text:p>
              </table:table-cell>
              <table:table-cell office:value-type="float" office:value="6087.4">
                <text:p>608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19.8">
                <text:p>3719.8</text:p>
              </table:table-cell>
              <table:table-cell office:value-type="float" office:value="6166.2">
                <text:p>616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3.2">
                <text:p>3723.2</text:p>
              </table:table-cell>
              <table:table-cell office:value-type="float" office:value="6115.5">
                <text:p>6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2.1">
                <text:p>3722.1</text:p>
              </table:table-cell>
              <table:table-cell office:value-type="float" office:value="6134.5">
                <text:p>61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19.2">
                <text:p>3719.2</text:p>
              </table:table-cell>
              <table:table-cell office:value-type="float" office:value="6092.3">
                <text:p>6092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inor-inner="false" chart:tick-marks-minor-outer="true" chart:logarithmic="false" chart:minimum="3600" chart:maximum="3750" chart:interval-major="3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0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chart:legend-position="top" svg:x="2.849cm" svg:y="0.68cm" style:legend-expansion="wide" chart:style-name="ch2"/>
        <chart:plot-area chart:style-name="ch3" chart:data-source-has-labels="both" svg:x="0.954cm" svg:y="0.804cm" svg:width="13.559cm" svg:height="7.55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11"/>
          </chart:axis>
          <chart:axis chart:dimension="y" chart:name="primary-y" chart:style-name="ch5">
            <chart:title svg:x="0cm" svg:y="5.647cm" chart:style-name="ch6">
              <text:p>Power (W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local-table.$B$2:.$B$11" chart:label-cell-address="local-table.$B$1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local-table.$C$2:.$C$11" chart:label-cell-address="local-table.$C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0.1">
                <text:p>3650.1</text:p>
              </table:table-cell>
              <table:table-cell office:value-type="float" office:value="6181.8">
                <text:p>6181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0.9">
                <text:p>3650.9</text:p>
              </table:table-cell>
              <table:table-cell office:value-type="float" office:value="6073.3">
                <text:p>607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44.9">
                <text:p>3644.9</text:p>
              </table:table-cell>
              <table:table-cell office:value-type="float" office:value="6106.1">
                <text:p>610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7.2">
                <text:p>3637.2</text:p>
              </table:table-cell>
              <table:table-cell office:value-type="float" office:value="6062.5">
                <text:p>606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7.2">
                <text:p>3647.2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5.1">
                <text:p>3655.1</text:p>
              </table:table-cell>
              <table:table-cell office:value-type="float" office:value="6093.6">
                <text:p>609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7.7">
                <text:p>3657.7</text:p>
              </table:table-cell>
              <table:table-cell office:value-type="float" office:value="6094.5">
                <text:p>609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61.3">
                <text:p>3661.3</text:p>
              </table:table-cell>
              <table:table-cell office:value-type="float" office:value="6106.6">
                <text:p>610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8.4">
                <text:p>3658.4</text:p>
              </table:table-cell>
              <table:table-cell office:value-type="float" office:value="6039.1">
                <text:p>603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55.2">
                <text:p>3655.2</text:p>
              </table:table-cell>
              <table:table-cell office:value-type="float" office:value="6047.5">
                <text:p>6047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3" chart:interval-major="0.5" chart:overlap="-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1">
      <style:chart-properties chart:display-label="true" chart:logarithmic="false" chart:minimum="6000" chart:maximum="6200" chart:interval-major="50" chart:overlap="-5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error-upper-indicator="true" chart:error-lower-indicator="true" chart:error-category="cell-range" chart:error-upper-range="local-table.$D$2:.$D$2" chart:error-lower-range="local-table.$C$2:.$C$2" chart:data-label-number="value" chart:data-label-text="false" chart:data-label-symbol="false" chart:label-position="bottom"/>
      <style:graphic-properties draw:stroke="none" draw:fill-color="#0084d1"/>
      <style:text-properties fo:font-size="10pt" fo:font-weight="bold" style:font-size-asian="10pt" style:font-size-complex="10pt"/>
    </style:style>
    <style:style style:name="ch11" style:family="chart">
      <style:chart-properties chart:error-category="cell-range"/>
      <style:graphic-properties svg:stroke-width="0.051cm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false" chart:error-upper-indicator="true" chart:error-lower-indicator="true" chart:error-category="cell-range" chart:error-upper-range="local-table.$G$2:.$G$2" chart:error-lower-range="local-table.$F$2:.$F$2" chart:data-label-number="value" chart:data-label-text="false" chart:data-label-symbol="false" chart:label-position="bottom"/>
      <style:graphic-properties draw:stroke="none" draw:fill-color="#ff420e"/>
      <style:text-properties fo:font-size="10pt" fo:font-weight="bold" style:font-size-asian="10pt" style:font-size-complex="10pt"/>
    </style:style>
    <style:style style:name="ch14" style:family="chart" style:data-style-name="N1">
      <style:chart-properties chart:link-data-style-to-source="false" chart:error-upper-indicator="true" chart:error-lower-indicator="true" chart:error-category="cell-range" chart:error-upper-range="local-table.$J$2:.$J$2" chart:error-lower-range="local-table.$I$2:.$I$2" chart:data-label-number="value" chart:data-label-text="false" chart:data-label-symbol="false" chart:label-position="bottom"/>
      <style:graphic-properties draw:stroke="none" draw:fill-color="#83caff"/>
      <style:text-properties fo:font-size="10pt" fo:font-weight="bold" style:font-size-asian="10pt" style:font-size-complex="10pt"/>
    </style:style>
    <style:style style:name="ch15" style:family="chart" style:data-style-name="N1">
      <style:chart-properties chart:link-data-style-to-source="false" chart:error-upper-indicator="true" chart:error-lower-indicator="true" chart:error-category="cell-range" chart:error-upper-range="local-table.$M$2:.$M$2" chart:error-lower-range="local-table.$L$2:.$L$2" chart:data-label-number="value" chart:data-label-text="false" chart:data-label-symbol="false" chart:label-position="bottom"/>
      <style:graphic-properties draw:stroke="none" draw:fill-color="#ff950e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svg:x="3.816cm" svg:y="1.002cm" style:legend-expansion="custom" chartooo:width="8.071cm" chartooo:height="1.547cm" style:legend-expansion-aspect-ratio="5.21719457013575" chart:style-name="ch2"/>
        <chart:plot-area chart:style-name="ch3" chart:data-source-has-labels="both" svg:x="1.034cm" svg:y="0.803cm" svg:width="13.479cm" svg:height="7.551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01cm" svg:y="6.877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6cm" chart:style-name="ch6">
              <text:p>Time-to-Solution (s)</text:p>
            </chart:title>
          </chart:axis>
          <chart:series chart:attached-axis="primary-y" chart:style-name="ch10" chart:values-cell-range-address="local-table.$B$2:.$B$2" chart:label-cell-address="local-table.$B$1" chart:class="chart:bar">
            <chart:error-indicator chart:style-name="ch11" chart:dimension="y"/>
            <chart:data-point chart:style-name="ch12"/>
          </chart:series>
          <chart:series chart:attached-axis="primary-y" chart:style-name="ch13" chart:values-cell-range-address="local-table.$E$2:.$E$2" chart:label-cell-address="local-table.$E$1" chart:class="chart:bar">
            <chart:error-indicator chart:style-name="ch11" chart:dimension="y"/>
            <chart:data-point/>
          </chart:series>
          <chart:series chart:attached-axis="secondary-y" chart:style-name="ch14" chart:values-cell-range-address="local-table.$H$2:.$H$2" chart:label-cell-address="local-table.$H$1" chart:class="chart:bar">
            <chart:error-indicator chart:style-name="ch11" chart:dimension="y"/>
            <chart:data-point chart:style-name="ch12"/>
          </chart:series>
          <chart:series chart:attached-axis="secondary-y" chart:style-name="ch15" chart:values-cell-range-address="local-table.$K$2:.$K$2" chart:label-cell-address="local-table.$K$1" chart:class="chart:bar">
            <chart:error-indicator chart:style-name="ch11" chart:dimension="y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ling | ETS (MJ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locking | ETS (MJ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olling | TTS (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locking | TTS (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2.224">
                <text:p>20</text:p>
              </table:table-cell>
              <table:table-cell office:value-type="float" office:value="22.688">
                <text:p>22.688</text:p>
              </table:table-cell>
              <table:table-cell office:value-type="float" office:value="0.0460252826">
                <text:p>0.0460252826</text:p>
              </table:table-cell>
              <table:table-cell office:value-type="float" office:value="0.0460252826">
                <text:p>0.0460252826</text:p>
              </table:table-cell>
              <table:table-cell office:value-type="float" office:value="22.224">
                <text:p>22.224</text:p>
              </table:table-cell>
              <table:table-cell office:value-type="float" office:value="0.0323430729">
                <text:p>0.0323430729</text:p>
              </table:table-cell>
              <table:table-cell office:value-type="float" office:value="0.0323430729">
                <text:p>0.0323430729</text:p>
              </table:table-cell>
              <table:table-cell office:value-type="float" office:value="6109.499">
                <text:p>6109.499</text:p>
              </table:table-cell>
              <table:table-cell office:value-type="float" office:value="11.0382205763">
                <text:p>11.0382205763</text:p>
              </table:table-cell>
              <table:table-cell office:value-type="float" office:value="11.0382205763">
                <text:p>11.0382205763</text:p>
              </table:table-cell>
              <table:table-cell office:value-type="float" office:value="6085.8115">
                <text:p>6085.8115</text:p>
              </table:table-cell>
              <table:table-cell office:value-type="float" office:value="8.4861473242">
                <text:p>8.4861473242</text:p>
              </table:table-cell>
              <table:table-cell office:value-type="float" office:value="8.4861473242">
                <text:p>8.48614732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3" chart:interval-major="0.5" chart:overlap="-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1">
      <style:chart-properties chart:display-label="true" chart:logarithmic="false" chart:minimum="6000" chart:maximum="6200" chart:interval-major="50" chart:overlap="-5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error-upper-indicator="true" chart:error-lower-indicator="true" chart:error-category="cell-range" chart:error-upper-range="local-table.$D$2:.$D$2" chart:error-lower-range="local-table.$C$2:.$C$2" chart:data-label-number="value" chart:data-label-text="false" chart:data-label-symbol="false" chart:label-position="bottom"/>
      <style:graphic-properties draw:stroke="none" draw:fill-color="#0084d1"/>
      <style:text-properties fo:font-size="10pt" fo:font-weight="bold" style:font-size-asian="10pt" style:font-size-complex="10pt"/>
    </style:style>
    <style:style style:name="ch11" style:family="chart">
      <style:chart-properties chart:error-category="cell-range"/>
      <style:graphic-properties svg:stroke-width="0.051cm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false" chart:error-upper-indicator="true" chart:error-lower-indicator="true" chart:error-category="cell-range" chart:error-upper-range="local-table.$G$2:.$G$2" chart:error-lower-range="local-table.$F$2:.$F$2" chart:data-label-number="value" chart:data-label-text="false" chart:data-label-symbol="false" chart:label-position="bottom"/>
      <style:graphic-properties draw:stroke="none" draw:fill-color="#ff420e"/>
      <style:text-properties fo:font-size="10pt" fo:font-weight="bold" style:font-size-asian="10pt" style:font-size-complex="10pt"/>
    </style:style>
    <style:style style:name="ch14" style:family="chart" style:data-style-name="N1">
      <style:chart-properties chart:link-data-style-to-source="false" chart:error-upper-indicator="true" chart:error-lower-indicator="true" chart:error-category="cell-range" chart:error-upper-range="local-table.$J$2:.$J$2" chart:error-lower-range="local-table.$I$2:.$I$2" chart:data-label-number="value" chart:data-label-text="false" chart:data-label-symbol="false" chart:label-position="bottom"/>
      <style:graphic-properties draw:stroke="none" draw:fill-color="#83caff"/>
      <style:text-properties fo:font-size="10pt" fo:font-weight="bold" style:font-size-asian="10pt" style:font-size-complex="10pt"/>
    </style:style>
    <style:style style:name="ch15" style:family="chart" style:data-style-name="N1">
      <style:chart-properties chart:link-data-style-to-source="false" chart:error-upper-indicator="true" chart:error-lower-indicator="true" chart:error-category="cell-range" chart:error-upper-range="local-table.$M$2:.$M$2" chart:error-lower-range="local-table.$L$2:.$L$2" chart:data-label-number="value" chart:data-label-text="false" chart:data-label-symbol="false" chart:label-position="bottom"/>
      <style:graphic-properties draw:stroke="none" draw:fill-color="#ff950e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" xlink:type="simple" chart:class="chart:bar" chart:style-name="ch1">
        <chart:legend svg:x="3.816cm" svg:y="1.002cm" style:legend-expansion="custom" chartooo:width="8.071cm" chartooo:height="1.547cm" style:legend-expansion-aspect-ratio="5.21719457013575" chart:style-name="ch2"/>
        <chart:plot-area chart:style-name="ch3" chart:data-source-has-labels="both" svg:x="1.034cm" svg:y="0.803cm" svg:width="13.479cm" svg:height="7.551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01cm" svg:y="6.877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6cm" chart:style-name="ch6">
              <text:p>Time-to-Solution (s)</text:p>
            </chart:title>
          </chart:axis>
          <chart:series chart:attached-axis="primary-y" chart:style-name="ch10" chart:values-cell-range-address="local-table.$B$2:.$B$2" chart:label-cell-address="local-table.$B$1" chart:class="chart:bar">
            <chart:error-indicator chart:style-name="ch11" chart:dimension="y"/>
            <chart:data-point chart:style-name="ch12"/>
          </chart:series>
          <chart:series chart:attached-axis="primary-y" chart:style-name="ch13" chart:values-cell-range-address="local-table.$E$2:.$E$2" chart:label-cell-address="local-table.$E$1" chart:class="chart:bar">
            <chart:error-indicator chart:style-name="ch11" chart:dimension="y"/>
            <chart:data-point/>
          </chart:series>
          <chart:series chart:attached-axis="secondary-y" chart:style-name="ch14" chart:values-cell-range-address="local-table.$H$2:.$H$2" chart:label-cell-address="local-table.$H$1" chart:class="chart:bar">
            <chart:error-indicator chart:style-name="ch11" chart:dimension="y"/>
            <chart:data-point chart:style-name="ch12"/>
          </chart:series>
          <chart:series chart:attached-axis="secondary-y" chart:style-name="ch15" chart:values-cell-range-address="local-table.$K$2:.$K$2" chart:label-cell-address="local-table.$K$1" chart:class="chart:bar">
            <chart:error-indicator chart:style-name="ch11" chart:dimension="y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ssive | ETS (MJ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egraded | ETS (MJ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ggressive | TTS (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egraded | TTS (s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2.224">
                <text:p>20</text:p>
              </table:table-cell>
              <table:table-cell office:value-type="float" office:value="22.688">
                <text:p>22.688</text:p>
              </table:table-cell>
              <table:table-cell office:value-type="float" office:value="0.0460252826">
                <text:p>0.0460252826</text:p>
              </table:table-cell>
              <table:table-cell office:value-type="float" office:value="0.0460252826">
                <text:p>0.0460252826</text:p>
              </table:table-cell>
              <table:table-cell office:value-type="float" office:value="22.224">
                <text:p>22.224</text:p>
              </table:table-cell>
              <table:table-cell office:value-type="float" office:value="0.0323430729">
                <text:p>0.0323430729</text:p>
              </table:table-cell>
              <table:table-cell office:value-type="float" office:value="0.0323430729">
                <text:p>0.0323430729</text:p>
              </table:table-cell>
              <table:table-cell office:value-type="float" office:value="6109.499">
                <text:p>6109.499</text:p>
              </table:table-cell>
              <table:table-cell office:value-type="float" office:value="11.0382205763">
                <text:p>11.0382205763</text:p>
              </table:table-cell>
              <table:table-cell office:value-type="float" office:value="11.0382205763">
                <text:p>11.0382205763</text:p>
              </table:table-cell>
              <table:table-cell office:value-type="float" office:value="6085.8115">
                <text:p>6085.8115</text:p>
              </table:table-cell>
              <table:table-cell office:value-type="float" office:value="8.4861473242">
                <text:p>8.4861473242</text:p>
              </table:table-cell>
              <table:table-cell office:value-type="float" office:value="8.4861473242">
                <text:p>8.48614732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